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4.192cm" fo:min-width="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3.108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4.134cm" fo:min-width="5.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3.956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4.15cm" fo:min-width="5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368cm" fo:min-width="3.6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3.602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2.42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036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none" svg:stroke-color="#000000" draw:fill="none" draw:fill-color="#ffffff" fo:min-height="0.95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3.60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296cm" fo:min-width="3.60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3.60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378cm" fo:min-width="3.602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14.442cm" svg:x="3.3cm" svg:y="1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2.4cm" svg:x="3.5cm" svg:y="3.942cm">
          <text:p text:style-name="P2"><text:span text:style-name="T1">Fo</text:span><text:span text:style-name="T1">re</text:span><text:span text:style-name="T1">ac</text:span><text:span text:style-name="T1">h </text:span><text:span text:style-name="T1">Al</text:span><text:span text:style-name="T1">go </text:span><text:span text:style-name="T1">in </text:span><text:span text:style-name="T1">list</text:span><text:span text:style-name="T1"> :</text:span></text:p>
          <text:p text:style-name="P2"><text:span text:style-name="T1">Ins</text:span><text:span text:style-name="T1">ta</text:span><text:span text:style-name="T1">nci</text:span><text:span text:style-name="T1">ate </text:span><text:span text:style-name="T1">Al</text:span><text:span text:style-name="T1">go</text:span><text:span text:style-name="T1">rit</text:span><text:span text:style-name="T1">h</text:span><text:span text:style-name="T1">m</text:span><text:span text:style-name="T1">Ac</text:span><text:span text:style-name="T1">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cm" svg:height="1.3cm" svg:x="2.9cm" svg:y="1.042cm">
          <draw:text-box>
            <text:p text:style-name="P2">ExperimentActor</text:p>
          </draw:text-box>
        </draw:frame>
        <draw:custom-shape draw:style-name="gr4" draw:text-style-name="P1" draw:layer="layout" svg:width="6.3cm" svg:height="14.384cm" svg:x="9.3cm" svg:y="1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6.3cm" svg:height="2.6cm" svg:x="9.3cm" svg:y="3.942cm">
          <text:p text:style-name="P2"><text:span text:style-name="T1">If it is the TPOT worflow</text:span><text:span text:style-name="T1"><text:line-break/></text:span><text:span text:style-name="T1">that’s configured, otherwise</text:span><text:span text:style-name="T1"><text:line-break/></text:span><text:span text:style-name="T1">we use the standard worfl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3cm" svg:height="0.962cm" svg:x="9cm" svg:y="1.042cm">
          <draw:text-box>
            <text:p text:style-name="P2">AlgorithmActor</text:p>
          </draw:text-box>
        </draw:frame>
        <draw:custom-shape draw:style-name="gr7" draw:text-style-name="P1" draw:layer="layout" svg:width="5.8cm" svg:height="14.4cm" svg:x="16.3cm" svg:y="1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8cm" svg:height="3.7cm" svg:x="16.3cm" svg:y="1.842cm">
          <text:p text:style-name="P6"><text:span text:style-name="T2">Creates the train </text:span><text:span text:style-name="T2">configuration</text:span><text:span text:style-name="T2"><text:line-break/></text:span><text:span text:style-name="T2">in Scala case classes, </text:span><text:span text:style-name="T2"><text:line-break/></text:span><text:span text:style-name="T2">serializes and send it </text:span><text:span text:style-name="T2"><text:line-break/></text:span><text:span text:style-name="T2">to Chronos</text:span><text:span text:style-name="T2"><text:line-break/></text:span><text:span text:style-name="T2">using a HTTP POST </text:span><text:span text:style-name="T2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8.6cm" svg:y1="5.242cm" svg:x2="9.3cm" svg:y2="5.242cm">
          <text:p/>
        </draw:line>
        <draw:frame draw:style-name="gr10" draw:text-style-name="P5" draw:layer="layout" svg:width="6.5cm" svg:height="1.673cm" svg:x="16.1cm" svg:y="1.026cm">
          <draw:text-box>
            <text:p text:style-name="P2">InteractiveActor</text:p>
          </draw:text-box>
        </draw:frame>
        <draw:line draw:style-name="gr9" draw:text-style-name="P8" draw:layer="layout" svg:x1="15.6cm" svg:y1="5.342cm" svg:x2="16.3cm" svg:y2="3.642cm">
          <text:p/>
        </draw:line>
        <draw:custom-shape draw:style-name="gr11" draw:text-style-name="P7" draw:layer="layout" svg:width="5.8cm" svg:height="1cm" svg:x="16.3cm" svg:y="6.242cm">
          <text:p text:style-name="P6"><text:span text:style-name="T2">Waits for the training</text:span><text:span text:style-name="T2"><text:line-break/></text:span><text:span text:style-name="T2"> to be fin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cm" svg:height="0.6cm" svg:x="1cm" svg:y="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.5cm" svg:y1="5.142cm" svg:x2="3.5cm" svg:y2="5.142cm">
          <text:p/>
        </draw:line>
        <draw:frame draw:style-name="gr13" draw:text-style-name="P10" draw:layer="layout" svg:width="2.928cm" svg:height="1.133cm" svg:x="1.6cm" svg:y="3.909cm">
          <draw:text-box>
            <text:p><text:span text:style-name="T1">JSON</text:span><text:span text:style-name="T1"><text:line-break/></text:span><text:span text:style-name="T1">REST</text:span></text:p>
          </draw:text-box>
        </draw:frame>
        <draw:custom-shape draw:style-name="gr14" draw:text-style-name="P3" draw:layer="layout" svg:width="5cm" svg:height="3.142cm" svg:x="3.3cm" svg:y="12.9cm">
          <text:p text:style-name="P2"><text:span text:style-name="T1">Prepares the scores</text:span><text:span text:style-name="T1"><text:line-break/></text:span><text:span text:style-name="T1">of the differents</text:span><text:span text:style-name="T1"><text:line-break/></text:span><text:span text:style-name="T1">algorithms to be writ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cm" svg:height="0.6cm" svg:x="1.1cm" svg:y="14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3.3cm" svg:y1="14.442cm" svg:x2="1.7cm" svg:y2="14.442cm">
          <text:p/>
        </draw:line>
        <draw:frame draw:style-name="gr16" draw:text-style-name="P11" draw:layer="layout" svg:width="3.1cm" svg:height="1.207cm" svg:x="0.7cm" svg:y="12.742cm">
          <draw:text-box>
            <text:p text:style-name="P2"><text:span text:style-name="T3">Writes </text:span><text:span text:style-name="T3"><text:line-break/></text:span><text:span text:style-name="T3">into DB</text:span></text:p>
          </draw:text-box>
        </draw:frame>
        <draw:custom-shape draw:style-name="gr17" draw:text-style-name="P3" draw:layer="layout" svg:width="5.8cm" svg:height="1.5cm" svg:x="9.7cm" svg:y="14.242cm">
          <text:p text:style-name="P2"><text:span text:style-name="T1">Formats the output of the</text:span><text:span text:style-name="T1"><text:line-break/></text:span><text:span text:style-name="T1">algorithm 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6.3cm" svg:y1="14.942cm" svg:x2="15.5cm" svg:y2="14.942cm">
          <text:p/>
        </draw:line>
        <draw:line draw:style-name="gr9" draw:text-style-name="P8" draw:layer="layout" svg:x1="9.7cm" svg:y1="15.042cm" svg:x2="8.3cm" svg:y2="14.442cm">
          <text:p/>
        </draw:line>
        <draw:custom-shape draw:style-name="gr18" draw:text-style-name="P7" draw:layer="layout" svg:width="5.8cm" svg:height="3.6cm" svg:x="16.3cm" svg:y="7.942cm">
          <text:p text:style-name="P6"><text:span text:style-name="T2">Creates the test configuration</text:span><text:span text:style-name="T2"><text:line-break/></text:span><text:span text:style-name="T2">in Scala case classes, </text:span><text:span text:style-name="T2"><text:line-break/></text:span><text:span text:style-name="T2">serializes and send it </text:span><text:span text:style-name="T2"><text:line-break/></text:span><text:span text:style-name="T2">to Chronos</text:span><text:span text:style-name="T2"><text:line-break/></text:span><text:span text:style-name="T2">using a HTTP POST 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9.2cm" svg:y1="5.542cm" svg:x2="19.2cm" svg:y2="6.242cm">
          <text:p/>
        </draw:line>
        <draw:line draw:style-name="gr9" draw:text-style-name="P8" draw:layer="layout" svg:x1="19.2cm" svg:y1="7.242cm" svg:x2="19.2cm" svg:y2="7.942cm">
          <text:p/>
        </draw:line>
        <draw:custom-shape draw:style-name="gr19" draw:text-style-name="P7" draw:layer="layout" svg:width="5.8cm" svg:height="1.2cm" svg:x="16.3cm" svg:y="12.042cm">
          <text:p text:style-name="P6"><text:span text:style-name="T2">Waits </text:span><text:span text:style-name="T2">for </text:span><text:span text:style-name="T2">the </text:span><text:span text:style-name="T2">predi</text:span><text:span text:style-name="T2">cates</text:span><text:span text:style-name="T2"><text:line-break/></text:span><text:span text:style-name="T2"> to be </text:span><text:span text:style-name="T2">finish</text:span><text:span text:style-name="T2">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9.2cm" svg:y1="11.542cm" svg:x2="19.2cm" svg:y2="12.142cm">
          <text:p/>
        </draw:line>
        <draw:custom-shape draw:style-name="gr20" draw:text-style-name="P7" draw:layer="layout" svg:width="5.8cm" svg:height="2.3cm" svg:x="16.3cm" svg:y="13.742cm">
          <text:p text:style-name="P6"><text:span text:style-name="T2">Scores the predicates and </text:span><text:span text:style-name="T2"><text:line-break/></text:span><text:span text:style-name="T2">formats them to be returned</text:span><text:span text:style-name="T2"><text:line-break/></text:span><text:span text:style-name="T2">to the standard workfl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9.2cm" svg:y1="13.242cm" svg:x2="19.2cm" svg:y2="13.842cm">
          <text:p/>
        </draw:line>
        <draw:line draw:style-name="gr21" draw:text-style-name="P8" draw:layer="controls" svg:x1="12.4cm" svg:y1="6.542cm" svg:x2="14.9cm" svg:y2="7.442cm">
          <text:p/>
        </draw:line>
        <draw:frame draw:style-name="gr22" draw:text-style-name="P12" draw:layer="controls" svg:width="3.4cm" svg:height="1.445cm" svg:x="12.3cm" svg:y="7.542cm">
          <draw:text-box>
            <text:p text:style-name="P6"><text:span text:style-name="T4">Standard workflow not shown </text:span><text:span text:style-name="T4">in this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3.216cm" fo:page-height="17.3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6:01:46.613000000</meta:creation-date>
    <dc:date>2017-07-23T14:44:05.460096490</dc:date>
    <meta:editing-duration>PT2H13M4S</meta:editing-duration>
    <meta:editing-cycles>46</meta:editing-cycles>
    <meta:generator>LibreOffice/5.2.7.2$Linux_X86_64 LibreOffice_project/20m0$Build-2</meta:generator>
    <meta:document-statistic meta:object-count="31"/>
  </office:meta>
</office:document-meta>
</file>